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0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6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5.214cm" svg:y="1.8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8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414cm" svg:y="1.8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014cm" svg:y="1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614cm" svg:y="1.8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6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5.214cm" svg:y="3.2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8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8.4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3.2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6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5.214cm" svg:y="4.6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814cm" svg:y="4.6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0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1.614cm" svg:y="4.6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614cm" svg:y="6.0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5.214cm" svg:y="6.0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8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6.0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6.0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7.40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7.40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614cm" svg:y="7.408cm"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6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5.2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8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4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014cm" svg:y="8.808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614cm" svg:y="8.808cm">
          <text:p text:style-name="P1">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23:39:34.277960349</dc:date>
    <dc:creator>elucterio </dc:creator>
    <meta:editing-duration>PT6M52S</meta:editing-duration>
    <meta:editing-cycles>4</meta:editing-cycles>
    <meta:generator>LibreOffice/4.2.8.2$Linux_X86_64 LibreOffice_project/420m0$Build-2</meta:generator>
    <meta:document-statistic meta:object-count="42"/>
  </office:meta>
</office:document-meta>
</file>